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aea79f" draw:fill-image-width="0cm" draw:fill-image-height="0cm"/>
    </style:style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7.499cm" svg:height="1.991cm" draw:transform="rotate (-0.785398163397449) translate (10.697cm 8.7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" draw:text-style-name="P1" draw:layer="layout" svg:width="7.584cm" svg:height="1.9cm" draw:transform="rotate (0.785398163397448) translate (9.293cm 18.0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7.499cm" svg:height="1.991cm" svg:x="5.899cm" svg:y="13.03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0:50:58.393502355</dc:date>
    <meta:editing-duration>PT8H30M28S</meta:editing-duration>
    <meta:editing-cycles>7</meta:editing-cycles>
    <meta:generator>LibreOffice/4.2.8.2$Linux_x86 LibreOffice_project/420m0$Build-2</meta:generator>
    <meta:document-statistic meta:object-count="4"/>
  </office:meta>
</office:document-meta>
</file>